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0.7067in">
            <draw:object draw:notify-on-update-of-ranges="Sheet1.A2:Sheet1.A2 Sheet1.B2:Sheet1.H2 Sheet1.A3:Sheet1.A3 Sheet1.B3:Sheet1.H3 Sheet1.A4:Sheet1.A4 Sheet1.B4:Sheet1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161in" svg:y="6.9913in">
            <draw:object draw:notify-on-update-of-ranges="Sheet1.A29:Sheet1.A29 Sheet1.B29:Sheet1.H29 Sheet1.A30:Sheet1.A30 Sheet1.B30:Sheet1.H30 Sheet1.A31:Sheet1.A31 Sheet1.B31:Sheet1.H31 Sheet1.A32:Sheet1.A32 Sheet1.B32:Sheet1.H32 Sheet1.A33:Sheet1.A33 Sheet1.B33:Sheet1.H33 Sheet1.A34:Sheet1.A34 Sheet1.B34:Sheet1.H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3673in" svg:y="7.0016in">
            <draw:object draw:notify-on-update-of-ranges="Sheet1.A29:Sheet1.A29 Sheet1.B29:Sheet1.H29 Sheet1.A35:Sheet1.A35 Sheet1.B35:Sheet1.H35 Sheet1.A36:Sheet1.A36 Sheet1.B36:Sheet1.H36 Sheet1.A37:Sheet1.A37 Sheet1.B37:Sheet1.H37 Sheet1.A38:Sheet1.A38 Sheet1.B38:Sheet1.H38 Sheet1.A39:Sheet1.A39 Sheet1.B39:Sheet1.H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0in" svg:y="11.5972in">
            <draw:object draw:notify-on-update-of-ranges="Sheet1.A64:Sheet1.A64 Sheet1.B64:Sheet1.H64 Sheet1.A65:Sheet1.A65 Sheet1.B65:Sheet1.H65 Sheet1.A66:Sheet1.A66 Sheet1.B66:Sheet1.H6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bank application with faircm -c50 and 4 dsl per node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thread 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office:value-type="float" office:value="6.6">
            <text:p>6.6</text:p>
          </table:table-cell>
          <table:table-cell office:value-type="float" office:value="6.2">
            <text:p>6.2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5.7">
            <text:p>5.7</text:p>
          </table:table-cell>
          <table:table-cell office:value-type="float" office:value="6.4">
            <text:p>6.4</text:p>
          </table:table-cell>
          <table:table-cell office:value-type="float" office:value="7.7">
            <text:p>7.7</text:p>
          </table:table-cell>
        </table:table-row>
        <table:table-row table:style-name="ro3" table:number-rows-repeated="22">
          <table:table-cell table:number-columns-repeated="8"/>
        </table:table-row>
        <table:table-row table:style-name="ro4">
          <table:table-cell office:value-type="string">
            <text:p>bank application with different cm -R1 c0 4 dsl per node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thread faircm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2.3">
            <text:p>2.3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 office:value-type="string">
            <text:p>thread greedy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thread wholly</text:p>
          </table:table-cell>
          <table:table-cell office:value-type="float" office:value="0.01">
            <text:p>0.01</text:p>
          </table:table-cell>
          <table:table-cell office:value-type="float" office:value="0.021">
            <text:p>0.021</text:p>
          </table:table-cell>
          <table:table-cell office:value-type="float" office:value="0.028">
            <text:p>0.028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.059">
            <text:p>0.059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thread back_off</text:p>
          </table:table-cell>
          <table:table-cell office:value-type="float" office:value="0.0066">
            <text:p>0.0066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0.028">
            <text:p>0.028</text:p>
          </table:table-cell>
          <table:table-cell office:value-type="float" office:value="0.034">
            <text:p>0.034</text:p>
          </table:table-cell>
          <table:table-cell office:value-type="float" office:value="0.069">
            <text:p>0.069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thread nocm</text:p>
          </table:table-cell>
          <table:table-cell office:value-type="float" office:value="0.12">
            <text:p>0.12</text:p>
          </table:table-cell>
          <table:table-cell office:value-type="float" office:value="0.48">
            <text:p>0.48</text:p>
          </table:table-cell>
          <table:table-cell office:value-type="float" office:value="0.93">
            <text:p>0.93</text:p>
          </table:table-cell>
          <table:table-cell office:value-type="float" office:value="1.8">
            <text:p>1.8</text:p>
          </table:table-cell>
          <table:table-cell office:value-type="float" office:value="2.8">
            <text:p>2.8</text:p>
          </table:table-cell>
          <table:table-cell office:value-type="float" office:value="3.6">
            <text:p>3.6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string">
            <text:p>process faircm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</table:table-row>
        <table:table-row table:style-name="ro2">
          <table:table-cell office:value-type="string">
            <text:p>process greedy</text:p>
          </table:table-cell>
          <table:table-cell office:value-type="float" office:value="0.084">
            <text:p>0.084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  <table:table-cell office:value-type="float" office:value="0.4">
            <text:p>0.4</text:p>
          </table:table-cell>
          <table:table-cell office:value-type="float" office:value="0.48">
            <text:p>0.48</text:p>
          </table:table-cell>
          <table:table-cell office:value-type="float" office:value="0.57">
            <text:p>0.57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process wholly</text:p>
          </table:table-cell>
          <table:table-cell office:value-type="float" office:value="0.011">
            <text:p>0.011</text:p>
          </table:table-cell>
          <table:table-cell office:value-type="float" office:value="0.022">
            <text:p>0.022</text:p>
          </table:table-cell>
          <table:table-cell office:value-type="float" office:value="0.031">
            <text:p>0.031</text:p>
          </table:table-cell>
          <table:table-cell office:value-type="float" office:value="0.048">
            <text:p>0.048</text:p>
          </table:table-cell>
          <table:table-cell office:value-type="float" office:value="0.053">
            <text:p>0.053</text:p>
          </table:table-cell>
          <table:table-cell office:value-type="float" office:value="0.064">
            <text:p>0.064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string">
            <text:p>process back_off</text:p>
          </table:table-cell>
          <table:table-cell office:value-type="float" office:value="0.0078">
            <text:p>0.0078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28">
            <text:p>0.028</text:p>
          </table:table-cell>
          <table:table-cell office:value-type="float" office:value="0.051">
            <text:p>0.051</text:p>
          </table:table-cell>
          <table:table-cell office:value-type="float" office:value="0.078">
            <text:p>0.07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rocess nocm</text:p>
          </table:table-cell>
          <table:table-cell office:value-type="float" office:value="0.95">
            <text:p>0.95</text:p>
          </table:table-cell>
          <table:table-cell office:value-type="float" office:value="0.41">
            <text:p>0.41</text:p>
          </table:table-cell>
          <table:table-cell office:value-type="float" office:value="0.89">
            <text:p>0.89</text:p>
          </table:table-cell>
          <table:table-cell office:value-type="float" office:value="1.8">
            <text:p>1.8</text:p>
          </table:table-cell>
          <table:table-cell office:value-type="float" office:value="2.8">
            <text:p>2.8</text:p>
          </table:table-cell>
          <table:table-cell office:value-type="float" office:value="4.04">
            <text:p>4.04</text:p>
          </table:table-cell>
          <table:table-cell office:value-type="float" office:value="6.5">
            <text:p>6.5</text:p>
          </table:table-cell>
        </table:table-row>
        <table:table-row table:style-name="ro3" table:number-rows-repeated="22">
          <table:table-cell table:number-columns-repeated="8"/>
        </table:table-row>
        <table:table-row table:style-name="ro4">
          <table:table-cell office:value-type="string">
            <text:p>mbll with faircm 4 dsl per node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thread </text:p>
          </table:table-cell>
          <table:table-cell office:value-type="float" office:value="14.6">
            <text:p>14.6</text:p>
          </table:table-cell>
          <table:table-cell office:value-type="float" office:value="19.6">
            <text:p>19.6</text:p>
          </table:table-cell>
          <table:table-cell office:value-type="float" office:value="20.7">
            <text:p>20.7</text:p>
          </table:table-cell>
          <table:table-cell office:value-type="float" office:value="23">
            <text:p>23</text:p>
          </table:table-cell>
          <table:table-cell office:value-type="float" office:value="23.6">
            <text:p>23.6</text:p>
          </table:table-cell>
          <table:table-cell office:value-type="float" office:value="26.3">
            <text:p>26.3</text:p>
          </table:table-cell>
          <table:table-cell office:value-type="float" office:value="28.9">
            <text:p>28.9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float" office:value="11.3">
            <text:p>11.3</text:p>
          </table:table-cell>
          <table:table-cell office:value-type="float" office:value="17.1">
            <text:p>17.1</text:p>
          </table:table-cell>
          <table:table-cell office:value-type="float" office:value="21.4">
            <text:p>21.4</text:p>
          </table:table-cell>
          <table:table-cell office:value-type="float" office:value="24.3">
            <text:p>24.3</text:p>
          </table:table-cell>
          <table:table-cell office:value-type="float" office:value="26.8">
            <text:p>26.8</text:p>
          </table:table-cell>
          <table:table-cell office:value-type="float" office:value="27.9">
            <text:p>27.9</text:p>
          </table:table-cell>
          <table:table-cell office:value-type="float" office:value="30.6">
            <text:p>30.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2-18T14:47:13</meta:creation-date>
    <dc:date>2013-12-18T15:18:17</dc:date>
    <dc:creator>cervini </dc:creator>
    <meta:editing-duration>PT27M50S</meta:editing-duration>
    <meta:editing-cycles>33</meta:editing-cycles>
    <meta:generator>LibreOffice/3.5$Linux_X86_64 LibreOffice_project/350m1$Build-2</meta:generator>
    <meta:document-statistic meta:table-count="3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Sheet1.A2:Sheet1.H4" chart:data-source-has-labels="both" svg:x="1.331cm" svg:y="0.855cm" svg:width="11.468cm" svg:height="6.984cm">
          <chartooo:coordinate-region svg:x="1.952cm" svg:y="1.054cm" svg:width="10.66cm" svg:height="6.138cm"/>
          <chart:axis chart:dimension="x" chart:name="primary-x" chart:style-name="ch4" chartooo:axis-type="auto">
            <chartooo:date-scale/>
            <chart:title svg:x="5.764cm" svg:y="8.019cm" chart:style-name="ch5">
              <text:p>Number of nodes</text:p>
            </chart:title>
            <chart:categories table:cell-range-address="Sheet1.B2:Sheet1.H2"/>
          </chart:axis>
          <chart:axis chart:dimension="y" chart:name="primary-y" chart:style-name="ch4">
            <chart:title svg:x="0.451cm" svg:y="6.428cm" chart:style-name="ch6">
              <text:p>Throughput (in million per s)</text:p>
            </chart:title>
            <chart:grid chart:style-name="ch7" chart:class="major"/>
          </chart:axis>
          <chart:series chart:style-name="ch8" chart:values-cell-range-address="Sheet1.B3:Sheet1.H3" chart:label-cell-address="Sheet1.A3:Sheet1.A3" chart:class="chart:line">
            <chart:data-point chart:repeated="7"/>
          </chart:series>
          <chart:series chart:style-name="ch9" chart:values-cell-range-address="Sheet1.B4:Sheet1.H4" chart:label-cell-address="Sheet1.A4:Sheet1.A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B2:Sheet1.H2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hread </text:p>
                <draw:g>
                  <svg:desc>Sheet1.A3:Sheet1.A3</svg:desc>
                </draw:g>
              </table:table-cell>
              <table:table-cell office:value-type="float" office:value="2.5">
                <text:p>2.5</text:p>
                <draw:g>
                  <svg:desc>Sheet1.B3:Sheet1.H3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6.6">
                <text:p>6.6</text:p>
              </table:table-cell>
              <table:table-cell office:value-type="float" office:value="6.2">
                <text:p>6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process</text:p>
                <draw:g>
                  <svg:desc>Sheet1.A4:Sheet1.A4</svg:desc>
                </draw:g>
              </table:table-cell>
              <table:table-cell office:value-type="float" office:value="1.6">
                <text:p>1.6</text:p>
                <draw:g>
                  <svg:desc>Sheet1.B4:Sheet1.H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4.8">
                <text:p>4.8</text:p>
              </table:table-cell>
              <table:table-cell office:value-type="float" office:value="5.7">
                <text:p>5.7</text:p>
              </table:table-cell>
              <table:table-cell office:value-type="float" office:value="6.4">
                <text:p>6.4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205cm" style:legend-expansion="high" chart:style-name="ch2"/>
        <chart:plot-area chart:style-name="ch3" table:cell-range-address="Sheet1.A29:Sheet1.H34" chart:data-source-has-labels="both" svg:x="1.331cm" svg:y="0.855cm" svg:width="10.304cm" svg:height="6.984cm">
          <chartooo:coordinate-region svg:x="1.767cm" svg:y="1.054cm" svg:width="9.681cm" svg:height="6.138cm"/>
          <chart:axis chart:dimension="x" chart:name="primary-x" chart:style-name="ch4" chartooo:axis-type="auto">
            <chart:title svg:x="5.182cm" svg:y="8.019cm" chart:style-name="ch5">
              <text:p>Number of nodes</text:p>
            </chart:title>
            <chart:categories table:cell-range-address="Sheet1.B29:Sheet1.H29"/>
          </chart:axis>
          <chart:axis chart:dimension="y" chart:name="primary-y" chart:style-name="ch4">
            <chart:title svg:x="0.451cm" svg:y="5.635cm" chart:style-name="ch6">
              <text:p>Throughput (M/s)</text:p>
            </chart:title>
            <chart:grid chart:style-name="ch7" chart:class="major"/>
          </chart:axis>
          <chart:series chart:style-name="ch8" chart:values-cell-range-address="Sheet1.B30:Sheet1.H30" chart:label-cell-address="Sheet1.A30:Sheet1.A30" chart:class="chart:scatter">
            <chart:domain table:cell-range-address="Sheet1.B29:Sheet1.H29"/>
            <chart:data-point chart:repeated="7"/>
          </chart:series>
          <chart:series chart:style-name="ch9" chart:values-cell-range-address="Sheet1.B31:Sheet1.H31" chart:label-cell-address="Sheet1.A31:Sheet1.A31" chart:class="chart:scatter">
            <chart:data-point chart:repeated="7"/>
          </chart:series>
          <chart:series chart:style-name="ch10" chart:values-cell-range-address="Sheet1.B32:Sheet1.H32" chart:label-cell-address="Sheet1.A32:Sheet1.A32" chart:class="chart:scatter">
            <chart:data-point chart:repeated="7"/>
          </chart:series>
          <chart:series chart:style-name="ch11" chart:values-cell-range-address="Sheet1.B33:Sheet1.H33" chart:label-cell-address="Sheet1.A33:Sheet1.A33" chart:class="chart:scatter">
            <chart:data-point chart:repeated="7"/>
          </chart:series>
          <chart:series chart:style-name="ch12" chart:values-cell-range-address="Sheet1.B34:Sheet1.H34" chart:label-cell-address="Sheet1.A34:Sheet1.A3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B29:Sheet1.H2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hread faircm</text:p>
                <draw:g>
                  <svg:desc>Sheet1.A30:Sheet1.A30</svg:desc>
                </draw:g>
              </table:table-cell>
              <table:table-cell office:value-type="float" office:value="1">
                <text:p>1</text:p>
                <draw:g>
                  <svg:desc>Sheet1.B30:Sheet1.H30</svg:desc>
                </draw:g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thread greedy</text:p>
                <draw:g>
                  <svg:desc>Sheet1.A31:Sheet1.A31</svg:desc>
                </draw:g>
              </table:table-cell>
              <table:table-cell office:value-type="float" office:value="0.1">
                <text:p>0.1</text:p>
                <draw:g>
                  <svg:desc>Sheet1.B31:Sheet1.H3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thread wholly</text:p>
                <draw:g>
                  <svg:desc>Sheet1.A32:Sheet1.A32</svg:desc>
                </draw:g>
              </table:table-cell>
              <table:table-cell office:value-type="float" office:value="0.01">
                <text:p>0.01</text:p>
                <draw:g>
                  <svg:desc>Sheet1.B32:Sheet1.H32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8">
                <text:p>0.028</text:p>
              </table:table-cell>
              <table:table-cell office:value-type="float" office:value="0.038">
                <text:p>0.038</text:p>
              </table:table-cell>
              <table:table-cell office:value-type="float" office:value="0.059">
                <text:p>0.059</text:p>
              </table:table-cell>
              <table:table-cell office:value-type="float" office:value="0.059">
                <text:p>0.05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hread back_off</text:p>
                <draw:g>
                  <svg:desc>Sheet1.A33:Sheet1.A33</svg:desc>
                </draw:g>
              </table:table-cell>
              <table:table-cell office:value-type="float" office:value="0.0066">
                <text:p>0.0066</text:p>
                <draw:g>
                  <svg:desc>Sheet1.B33:Sheet1.H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69">
                <text:p>0.06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thread nocm</text:p>
                <draw:g>
                  <svg:desc>Sheet1.A34:Sheet1.A34</svg:desc>
                </draw:g>
              </table:table-cell>
              <table:table-cell office:value-type="float" office:value="0.12">
                <text:p>0.12</text:p>
                <draw:g>
                  <svg:desc>Sheet1.B34:Sheet1.H34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.93">
                <text:p>0.93</text:p>
              </table:table-cell>
              <table:table-cell office:value-type="float" office:value="1.8">
                <text:p>1.8</text:p>
              </table:table-cell>
              <table:table-cell office:value-type="float" office:value="2.8">
                <text:p>2.8</text:p>
              </table:table-cell>
              <table:table-cell office:value-type="float" office:value="3.6">
                <text:p>3.6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3.205cm" style:legend-expansion="high" chart:style-name="ch2"/>
        <chart:plot-area chart:style-name="ch3" table:cell-range-address="Sheet1.A29:Sheet1.H29 Sheet1.A35:Sheet1.H39" chart:data-source-has-labels="both" svg:x="1.331cm" svg:y="0.855cm" svg:width="10.039cm" svg:height="6.984cm">
          <chartooo:coordinate-region svg:x="1.767cm" svg:y="1.054cm" svg:width="9.416cm" svg:height="6.138cm"/>
          <chart:axis chart:dimension="x" chart:name="primary-x" chart:style-name="ch4" chartooo:axis-type="auto">
            <chartooo:date-scale/>
            <chart:title svg:x="5.049cm" svg:y="8.019cm" chart:style-name="ch5">
              <text:p>Number of nodes</text:p>
            </chart:title>
            <chart:categories table:cell-range-address="Sheet1.B29:Sheet1.H29"/>
          </chart:axis>
          <chart:axis chart:dimension="y" chart:name="primary-y" chart:style-name="ch4">
            <chart:title svg:x="0.451cm" svg:y="5.635cm" chart:style-name="ch6">
              <text:p>Throughput (M/s)</text:p>
            </chart:title>
            <chart:grid chart:style-name="ch7" chart:class="major"/>
          </chart:axis>
          <chart:series chart:style-name="ch8" chart:values-cell-range-address="Sheet1.B35:Sheet1.H35" chart:label-cell-address="Sheet1.A35:Sheet1.A35" chart:class="chart:line">
            <chart:data-point chart:repeated="7"/>
          </chart:series>
          <chart:series chart:style-name="ch9" chart:values-cell-range-address="Sheet1.B36:Sheet1.H36" chart:label-cell-address="Sheet1.A36:Sheet1.A36" chart:class="chart:line">
            <chart:data-point chart:repeated="7"/>
          </chart:series>
          <chart:series chart:style-name="ch10" chart:values-cell-range-address="Sheet1.B37:Sheet1.H37" chart:label-cell-address="Sheet1.A37:Sheet1.A37" chart:class="chart:line">
            <chart:data-point chart:repeated="7"/>
          </chart:series>
          <chart:series chart:style-name="ch11" chart:values-cell-range-address="Sheet1.B38:Sheet1.H38" chart:label-cell-address="Sheet1.A38:Sheet1.A38" chart:class="chart:line">
            <chart:data-point chart:repeated="7"/>
          </chart:series>
          <chart:series chart:style-name="ch12" chart:values-cell-range-address="Sheet1.B39:Sheet1.H39" chart:label-cell-address="Sheet1.A39:Sheet1.A3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B29:Sheet1.H2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process faircm</text:p>
                <draw:g>
                  <svg:desc>Sheet1.A35:Sheet1.A35</svg:desc>
                </draw:g>
              </table:table-cell>
              <table:table-cell office:value-type="float" office:value="0.8">
                <text:p>0.8</text:p>
                <draw:g>
                  <svg:desc>Sheet1.B35:Sheet1.H35</svg:desc>
                </draw:g>
              </table:table-cell>
              <table:table-cell office:value-type="float" office:value="1.7">
                <text:p>1.7</text:p>
              </table:table-cell>
              <table:table-cell office:value-type="float" office:value="2.3">
                <text:p>2.3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4.1">
                <text:p>4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process greedy</text:p>
                <draw:g>
                  <svg:desc>Sheet1.A36:Sheet1.A36</svg:desc>
                </draw:g>
              </table:table-cell>
              <table:table-cell office:value-type="float" office:value="0.084">
                <text:p>0.084</text:p>
                <draw:g>
                  <svg:desc>Sheet1.B36:Sheet1.H3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  <table:table-cell office:value-type="float" office:value="0.57">
                <text:p>0.5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rocess wholly</text:p>
                <draw:g>
                  <svg:desc>Sheet1.A37:Sheet1.A37</svg:desc>
                </draw:g>
              </table:table-cell>
              <table:table-cell office:value-type="float" office:value="0.011">
                <text:p>0.011</text:p>
                <draw:g>
                  <svg:desc>Sheet1.B37:Sheet1.H37</svg:desc>
                </draw:g>
              </table:table-cell>
              <table:table-cell office:value-type="float" office:value="0.022">
                <text:p>0.022</text:p>
              </table:table-cell>
              <table:table-cell office:value-type="float" office:value="0.031">
                <text:p>0.031</text:p>
              </table:table-cell>
              <table:table-cell office:value-type="float" office:value="0.048">
                <text:p>0.048</text:p>
              </table:table-cell>
              <table:table-cell office:value-type="float" office:value="0.053">
                <text:p>0.053</text:p>
              </table:table-cell>
              <table:table-cell office:value-type="float" office:value="0.064">
                <text:p>0.0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process back_off</text:p>
                <draw:g>
                  <svg:desc>Sheet1.A38:Sheet1.A38</svg:desc>
                </draw:g>
              </table:table-cell>
              <table:table-cell office:value-type="float" office:value="0.0078">
                <text:p>0.0078</text:p>
                <draw:g>
                  <svg:desc>Sheet1.B38:Sheet1.H3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51">
                <text:p>0.051</text:p>
              </table:table-cell>
              <table:table-cell office:value-type="float" office:value="0.078">
                <text:p>0.0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process nocm</text:p>
                <draw:g>
                  <svg:desc>Sheet1.A39:Sheet1.A39</svg:desc>
                </draw:g>
              </table:table-cell>
              <table:table-cell office:value-type="float" office:value="0.95">
                <text:p>0.95</text:p>
                <draw:g>
                  <svg:desc>Sheet1.B39:Sheet1.H39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89">
                <text:p>0.89</text:p>
              </table:table-cell>
              <table:table-cell office:value-type="float" office:value="1.8">
                <text:p>1.8</text:p>
              </table:table-cell>
              <table:table-cell office:value-type="float" office:value="2.8">
                <text:p>2.8</text:p>
              </table:table-cell>
              <table:table-cell office:value-type="float" office:value="4.04">
                <text:p>4.04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Sheet1.A64:Sheet1.H66" chart:data-source-has-labels="both" svg:x="1.331cm" svg:y="0.855cm" svg:width="11.468cm" svg:height="6.984cm">
          <chartooo:coordinate-region svg:x="1.952cm" svg:y="1.054cm" svg:width="10.66cm" svg:height="6.138cm"/>
          <chart:axis chart:dimension="x" chart:name="primary-x" chart:style-name="ch4" chartooo:axis-type="auto">
            <chartooo:date-scale/>
            <chart:title svg:x="5.764cm" svg:y="8.019cm" chart:style-name="ch5">
              <text:p>Number of nodes</text:p>
            </chart:title>
            <chart:categories table:cell-range-address="Sheet1.B64:Sheet1.H64"/>
          </chart:axis>
          <chart:axis chart:dimension="y" chart:name="primary-y" chart:style-name="ch4">
            <chart:title svg:x="0.451cm" svg:y="6.455cm" chart:style-name="ch6">
              <text:p>Throughput (thousand per s)</text:p>
            </chart:title>
            <chart:grid chart:style-name="ch7" chart:class="major"/>
          </chart:axis>
          <chart:series chart:style-name="ch8" chart:values-cell-range-address="Sheet1.B65:Sheet1.H65" chart:label-cell-address="Sheet1.A65:Sheet1.A65" chart:class="chart:line">
            <chart:data-point chart:repeated="7"/>
          </chart:series>
          <chart:series chart:style-name="ch9" chart:values-cell-range-address="Sheet1.B66:Sheet1.H66" chart:label-cell-address="Sheet1.A66:Sheet1.A66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B64:Sheet1.H64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hread </text:p>
                <draw:g>
                  <svg:desc>Sheet1.A65:Sheet1.A65</svg:desc>
                </draw:g>
              </table:table-cell>
              <table:table-cell office:value-type="float" office:value="14.6">
                <text:p>14.6</text:p>
                <draw:g>
                  <svg:desc>Sheet1.B65:Sheet1.H65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0.7">
                <text:p>20.7</text:p>
              </table:table-cell>
              <table:table-cell office:value-type="float" office:value="23">
                <text:p>23</text:p>
              </table:table-cell>
              <table:table-cell office:value-type="float" office:value="23.6">
                <text:p>23.6</text:p>
              </table:table-cell>
              <table:table-cell office:value-type="float" office:value="26.3">
                <text:p>26.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process</text:p>
                <draw:g>
                  <svg:desc>Sheet1.A66:Sheet1.A66</svg:desc>
                </draw:g>
              </table:table-cell>
              <table:table-cell office:value-type="float" office:value="11.3">
                <text:p>11.3</text:p>
                <draw:g>
                  <svg:desc>Sheet1.B66:Sheet1.H66</svg:desc>
                </draw:g>
              </table:table-cell>
              <table:table-cell office:value-type="float" office:value="17.1">
                <text:p>17.1</text:p>
              </table:table-cell>
              <table:table-cell office:value-type="float" office:value="21.4">
                <text:p>21.4</text:p>
              </table:table-cell>
              <table:table-cell office:value-type="float" office:value="24.3">
                <text:p>24.3</text:p>
              </table:table-cell>
              <table:table-cell office:value-type="float" office:value="26.8">
                <text:p>26.8</text:p>
              </table:table-cell>
              <table:table-cell office:value-type="float" office:value="27.9">
                <text:p>27.9</text:p>
              </table:table-cell>
              <table:table-cell office:value-type="float" office:value="30.6">
                <text:p>3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